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300.53mm" svg:height="159.54mm" svg:x="0mm" svg:y="233.31mm">
            <loext:p draw:notify-on-update-of-ranges="Feuille1.B5:Feuille1.B5 Feuille1.B6:Feuille1.B45 Feuille1.C5:Feuille1.C5 Feuille1.C6:Feuille1.C45 Feuille1.D5:Feuille1.D5 Feuille1.D6:Feuille1.D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9.14mm" svg:height="168.58mm" svg:x="349.96mm" svg:y="229.69mm">
            <loext:p draw:notify-on-update-of-ranges="Feuille1.F5:Feuille1.F5 Feuille1.F6:Feuille1.F45 Feuille1.G5:Feuille1.G5 Feuille1.G6:Feuille1.G45 Feuille1.H5:Feuille1.H5 Feuille1.H6:Feuille1.H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0.3mm" svg:height="174mm" svg:x="34.78mm" svg:y="397.36mm">
            <loext:p draw:notify-on-update-of-ranges="Feuille1.J5:Feuille1.J5 Feuille1.J6:Feuille1.J45 Feuille1.K5:Feuille1.K5 Feuille1.K6:Feuille1.K45 Feuille1.L5:Feuille1.L5 Feuille1.L6:Feuille1.L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30.74mm" svg:height="175.8mm" svg:x="366.43mm" svg:y="403.99mm">
            <loext:p draw:notify-on-update-of-ranges="Feuille1.N5:Feuille1.N5 Feuille1.N6:Feuille1.N45 Feuille1.O5:Feuille1.O5 Feuille1.O6:Feuille1.O45 Feuille1.P5:Feuille1.P5 Feuille1.P6:Feuille1.P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Waiting time</text:p>
          </table:table-cell>
          <table:table-cell table:number-columns-repeated="3"/>
          <table:table-cell office:value-type="string" calcext:value-type="string">
            <text:p>Loss1</text:p>
          </table:table-cell>
          <table:table-cell table:number-columns-repeated="3"/>
          <table:table-cell office:value-type="string" calcext:value-type="string">
            <text:p>Loss2</text:p>
          </table:table-cell>
          <table:table-cell table:number-columns-repeated="3"/>
          <table:table-cell office:value-type="string" calcext:value-type="string">
            <text:p>Los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  <table:table-cell table:number-columns-repeated="2"/>
          <table:table-cell office:value-type="string" calcext:value-type="string">
            <text:p>Gradient descent</text:p>
          </table:table-cell>
          <table:table-cell office:value-type="string" calcext:value-type="string">
            <text:p>Heuristic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4.22791" calcext:value-type="float">
            <text:p>4,2279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20.17327" calcext:value-type="float">
            <text:p>20,17327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1.79595" calcext:value-type="float">
            <text:p>51,7959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71.96922" calcext:value-type="float">
            <text:p>71,9692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3.36513" calcext:value-type="float">
            <text:p>3,3651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21.6443" calcext:value-type="float">
            <text:p>21,644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52.77563" calcext:value-type="float">
            <text:p>52,7756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74.41994" calcext:value-type="float">
            <text:p>74,4199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3.07337" calcext:value-type="float">
            <text:p>3,0733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23.35611" calcext:value-type="float">
            <text:p>23,3561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4.30062" calcext:value-type="float">
            <text:p>54,3006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77.65673" calcext:value-type="float">
            <text:p>77,6567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2.78161" calcext:value-type="float">
            <text:p>2,7816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25.06792" calcext:value-type="float">
            <text:p>25,0679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5.91455" calcext:value-type="float">
            <text:p>55,9145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80.98247" calcext:value-type="float">
            <text:p>80,9824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2.63781" calcext:value-type="float">
            <text:p>2,6378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26.85717" calcext:value-type="float">
            <text:p>26,8571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56.62077" calcext:value-type="float">
            <text:p>56,6207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83.47794" calcext:value-type="float">
            <text:p>83,4779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2.49401" calcext:value-type="float">
            <text:p>2,4940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28.64643" calcext:value-type="float">
            <text:p>28,6464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.42786" calcext:value-type="float">
            <text:p>57,4278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86.07429" calcext:value-type="float">
            <text:p>86,0742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2.35022" calcext:value-type="float">
            <text:p>2,3502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30.43568" calcext:value-type="float">
            <text:p>30,4356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8.33584" calcext:value-type="float">
            <text:p>58,3358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88.77152" calcext:value-type="float">
            <text:p>88,7715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2.20642" calcext:value-type="float">
            <text:p>2,2064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32.22494" calcext:value-type="float">
            <text:p>32,2249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59.64734" calcext:value-type="float">
            <text:p>59,6473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91.87227" calcext:value-type="float">
            <text:p>91,8722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.06262" calcext:value-type="float">
            <text:p>2,06262</text:p>
          </table:table-cell>
          <table:table-cell office:value-type="float" office:value="2.09509" calcext:value-type="float">
            <text:p>2,095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4.01419" calcext:value-type="float">
            <text:p>34,01419</text:p>
          </table:table-cell>
          <table:table-cell office:value-type="float" office:value="33.7789" calcext:value-type="float">
            <text:p>33,77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1.26148" calcext:value-type="float">
            <text:p>61,26148</text:p>
          </table:table-cell>
          <table:table-cell office:value-type="float" office:value="60.66449" calcext:value-type="float">
            <text:p>60,6644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5.27567" calcext:value-type="float">
            <text:p>95,27567</text:p>
          </table:table-cell>
          <table:table-cell office:value-type="float" office:value="94.44339" calcext:value-type="float">
            <text:p>94,4433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.9513" calcext:value-type="float">
            <text:p>1,951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35.56816" calcext:value-type="float">
            <text:p>35,568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62.27863" calcext:value-type="float">
            <text:p>62,2786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97.84679" calcext:value-type="float">
            <text:p>97,8467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1.86048" calcext:value-type="float">
            <text:p>1,8604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36.68374" calcext:value-type="float">
            <text:p>36,6837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62.60348" calcext:value-type="float">
            <text:p>62,6034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99.28721" calcext:value-type="float">
            <text:p>99,2872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81671" calcext:value-type="float">
            <text:p>1,81671</text:p>
          </table:table-cell>
          <table:table-cell office:value-type="float" office:value="1.8258" calcext:value-type="float">
            <text:p>1,825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8.18456" calcext:value-type="float">
            <text:p>38,18456</text:p>
          </table:table-cell>
          <table:table-cell office:value-type="float" office:value="37.3069" calcext:value-type="float">
            <text:p>37,306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3.83856" calcext:value-type="float">
            <text:p>63,83856</text:p>
          </table:table-cell>
          <table:table-cell office:value-type="float" office:value="62.13743" calcext:value-type="float">
            <text:p>62,1374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2.02312" calcext:value-type="float">
            <text:p>102,02312</text:p>
          </table:table-cell>
          <table:table-cell office:value-type="float" office:value="99.44432" calcext:value-type="float">
            <text:p>99,4443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.77295" calcext:value-type="float">
            <text:p>1,77295</text:p>
          </table:table-cell>
          <table:table-cell office:value-type="float" office:value="1.78204" calcext:value-type="float">
            <text:p>1,7820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9.68538" calcext:value-type="float">
            <text:p>39,68538</text:p>
          </table:table-cell>
          <table:table-cell office:value-type="float" office:value="38.80772" calcext:value-type="float">
            <text:p>38,8077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.1463" calcext:value-type="float">
            <text:p>65,1463</text:p>
          </table:table-cell>
          <table:table-cell office:value-type="float" office:value="63.37251" calcext:value-type="float">
            <text:p>63,3725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4.83167" calcext:value-type="float">
            <text:p>104,83167</text:p>
          </table:table-cell>
          <table:table-cell office:value-type="float" office:value="102.18023" calcext:value-type="float">
            <text:p>102,1802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73268" calcext:value-type="float">
            <text:p>1,73268</text:p>
          </table:table-cell>
          <table:table-cell office:value-type="float" office:value="1.73827" calcext:value-type="float">
            <text:p>1,738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1.52853" calcext:value-type="float">
            <text:p>41,52853</text:p>
          </table:table-cell>
          <table:table-cell office:value-type="float" office:value="40.30854" calcext:value-type="float">
            <text:p>40,308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.25392" calcext:value-type="float">
            <text:p>65,25392</text:p>
          </table:table-cell>
          <table:table-cell office:value-type="float" office:value="64.68024" calcext:value-type="float">
            <text:p>64,680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6.78245" calcext:value-type="float">
            <text:p>106,78245</text:p>
          </table:table-cell>
          <table:table-cell office:value-type="float" office:value="104.98878" calcext:value-type="float">
            <text:p>104,9887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69242" calcext:value-type="float">
            <text:p>1,69242</text:p>
          </table:table-cell>
          <table:table-cell office:value-type="float" office:value="1.7058" calcext:value-type="float">
            <text:p>1,705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3.37168" calcext:value-type="float">
            <text:p>43,37168</text:p>
          </table:table-cell>
          <table:table-cell office:value-type="float" office:value="41.56665" calcext:value-type="float">
            <text:p>41,5666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5.46916" calcext:value-type="float">
            <text:p>65,46916</text:p>
          </table:table-cell>
          <table:table-cell office:value-type="float" office:value="65.36563" calcext:value-type="float">
            <text:p>65,365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8.84084" calcext:value-type="float">
            <text:p>108,84084</text:p>
          </table:table-cell>
          <table:table-cell office:value-type="float" office:value="106.93228" calcext:value-type="float">
            <text:p>106,9322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.65216" calcext:value-type="float">
            <text:p>1,65216</text:p>
          </table:table-cell>
          <table:table-cell office:value-type="float" office:value="1.6875" calcext:value-type="float">
            <text:p>1,687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5.21484" calcext:value-type="float">
            <text:p>45,21484</text:p>
          </table:table-cell>
          <table:table-cell office:value-type="float" office:value="41.53265" calcext:value-type="float">
            <text:p>41,5326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.79202" calcext:value-type="float">
            <text:p>65,79202</text:p>
          </table:table-cell>
          <table:table-cell office:value-type="float" office:value="63.88779" calcext:value-type="float">
            <text:p>63,8877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1.00686" calcext:value-type="float">
            <text:p>111,00686</text:p>
          </table:table-cell>
          <table:table-cell office:value-type="float" office:value="105.42043" calcext:value-type="float">
            <text:p>105,4204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6119" calcext:value-type="float">
            <text:p>1,6119</text:p>
          </table:table-cell>
          <table:table-cell office:value-type="float" office:value="1.64724" calcext:value-type="float">
            <text:p>1,6472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7.05799" calcext:value-type="float">
            <text:p>47,05799</text:p>
          </table:table-cell>
          <table:table-cell office:value-type="float" office:value="43.3758" calcext:value-type="float">
            <text:p>43,375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6.2225" calcext:value-type="float">
            <text:p>66,2225</text:p>
          </table:table-cell>
          <table:table-cell office:value-type="float" office:value="63.99541" calcext:value-type="float">
            <text:p>63,9954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13.28049" calcext:value-type="float">
            <text:p>113,28049</text:p>
          </table:table-cell>
          <table:table-cell office:value-type="float" office:value="107.37121" calcext:value-type="float">
            <text:p>107,3712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.57163" calcext:value-type="float">
            <text:p>1,57163</text:p>
          </table:table-cell>
          <table:table-cell office:value-type="float" office:value="1.60697" calcext:value-type="float">
            <text:p>1,6069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8.90115" calcext:value-type="float">
            <text:p>48,90115</text:p>
          </table:table-cell>
          <table:table-cell office:value-type="float" office:value="45.21896" calcext:value-type="float">
            <text:p>45,218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.40632" calcext:value-type="float">
            <text:p>67,40632</text:p>
          </table:table-cell>
          <table:table-cell office:value-type="float" office:value="64.21065" calcext:value-type="float">
            <text:p>64,2106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6.30746" calcext:value-type="float">
            <text:p>116,30746</text:p>
          </table:table-cell>
          <table:table-cell office:value-type="float" office:value="109.4296" calcext:value-type="float">
            <text:p>109,429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.53696" calcext:value-type="float">
            <text:p>1,53696</text:p>
          </table:table-cell>
          <table:table-cell office:value-type="float" office:value="1.56671" calcext:value-type="float">
            <text:p>1,5667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9.52431" calcext:value-type="float">
            <text:p>49,52431</text:p>
          </table:table-cell>
          <table:table-cell office:value-type="float" office:value="47.06211" calcext:value-type="float">
            <text:p>47,0621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.94026" calcext:value-type="float">
            <text:p>66,94026</text:p>
          </table:table-cell>
          <table:table-cell office:value-type="float" office:value="64.53351" calcext:value-type="float">
            <text:p>64,533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6.46457" calcext:value-type="float">
            <text:p>116,46457</text:p>
          </table:table-cell>
          <table:table-cell office:value-type="float" office:value="111.59561" calcext:value-type="float">
            <text:p>111,5956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50449" calcext:value-type="float">
            <text:p>1,50449</text:p>
          </table:table-cell>
          <table:table-cell office:value-type="float" office:value="1.52645" calcext:value-type="float">
            <text:p>1,526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.78242" calcext:value-type="float">
            <text:p>50,78242</text:p>
          </table:table-cell>
          <table:table-cell office:value-type="float" office:value="48.90526" calcext:value-type="float">
            <text:p>48,905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.62565" calcext:value-type="float">
            <text:p>67,62565</text:p>
          </table:table-cell>
          <table:table-cell office:value-type="float" office:value="64.96399" calcext:value-type="float">
            <text:p>64,963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8.40807" calcext:value-type="float">
            <text:p>118,40807</text:p>
          </table:table-cell>
          <table:table-cell office:value-type="float" office:value="113.86925" calcext:value-type="float">
            <text:p>113,8692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47398" calcext:value-type="float">
            <text:p>1,47398</text:p>
          </table:table-cell>
          <table:table-cell office:value-type="float" office:value="1.49594" calcext:value-type="float">
            <text:p>1,4959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2.54692" calcext:value-type="float">
            <text:p>52,54692</text:p>
          </table:table-cell>
          <table:table-cell office:value-type="float" office:value="50.66977" calcext:value-type="float">
            <text:p>50,6697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8.13006" calcext:value-type="float">
            <text:p>68,13006</text:p>
          </table:table-cell>
          <table:table-cell office:value-type="float" office:value="65.4684" calcext:value-type="float">
            <text:p>65,46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0.67699" calcext:value-type="float">
            <text:p>120,67699</text:p>
          </table:table-cell>
          <table:table-cell office:value-type="float" office:value="116.13817" calcext:value-type="float">
            <text:p>116,1381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.44348" calcext:value-type="float">
            <text:p>1,44348</text:p>
          </table:table-cell>
          <table:table-cell office:value-type="float" office:value="1.46544" calcext:value-type="float">
            <text:p>1,4654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4.31143" calcext:value-type="float">
            <text:p>54,31143</text:p>
          </table:table-cell>
          <table:table-cell office:value-type="float" office:value="52.43427" calcext:value-type="float">
            <text:p>52,434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.73536" calcext:value-type="float">
            <text:p>68,73536</text:p>
          </table:table-cell>
          <table:table-cell office:value-type="float" office:value="66.0737" calcext:value-type="float">
            <text:p>66,07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3.04679" calcext:value-type="float">
            <text:p>123,04679</text:p>
          </table:table-cell>
          <table:table-cell office:value-type="float" office:value="118.50797" calcext:value-type="float">
            <text:p>118,5079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.41298" calcext:value-type="float">
            <text:p>1,41298</text:p>
          </table:table-cell>
          <table:table-cell office:value-type="float" office:value="1.44089" calcext:value-type="float">
            <text:p>1,4408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6.07593" calcext:value-type="float">
            <text:p>56,07593</text:p>
          </table:table-cell>
          <table:table-cell office:value-type="float" office:value="54.0704" calcext:value-type="float">
            <text:p>54,07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.74419" calcext:value-type="float">
            <text:p>69,74419</text:p>
          </table:table-cell>
          <table:table-cell office:value-type="float" office:value="66.70065" calcext:value-type="float">
            <text:p>66,700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.82012" calcext:value-type="float">
            <text:p>125,82012</text:p>
          </table:table-cell>
          <table:table-cell office:value-type="float" office:value="120.77105" calcext:value-type="float">
            <text:p>120,7710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38248" calcext:value-type="float">
            <text:p>1,38248</text:p>
          </table:table-cell>
          <table:table-cell office:value-type="float" office:value="1.41634" calcext:value-type="float">
            <text:p>1,4163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7.84044" calcext:value-type="float">
            <text:p>57,84044</text:p>
          </table:table-cell>
          <table:table-cell office:value-type="float" office:value="55.70653" calcext:value-type="float">
            <text:p>55,7065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0.95478" calcext:value-type="float">
            <text:p>70,95478</text:p>
          </table:table-cell>
          <table:table-cell office:value-type="float" office:value="67.41718" calcext:value-type="float">
            <text:p>67,4171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8.79522" calcext:value-type="float">
            <text:p>128,79522</text:p>
          </table:table-cell>
          <table:table-cell office:value-type="float" office:value="123.12371" calcext:value-type="float">
            <text:p>123,1237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.35197" calcext:value-type="float">
            <text:p>1,35197</text:p>
          </table:table-cell>
          <table:table-cell office:value-type="float" office:value="1.39179" calcext:value-type="float">
            <text:p>1,3917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.60494" calcext:value-type="float">
            <text:p>59,60494</text:p>
          </table:table-cell>
          <table:table-cell office:value-type="float" office:value="57.34266" calcext:value-type="float">
            <text:p>57,3426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.46802" calcext:value-type="float">
            <text:p>72,46802</text:p>
          </table:table-cell>
          <table:table-cell office:value-type="float" office:value="68.22326" calcext:value-type="float">
            <text:p>68,223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2.07296" calcext:value-type="float">
            <text:p>132,07296</text:p>
          </table:table-cell>
          <table:table-cell office:value-type="float" office:value="125.56592" calcext:value-type="float">
            <text:p>125,5659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32742" calcext:value-type="float">
            <text:p>1,32742</text:p>
          </table:table-cell>
          <table:table-cell office:value-type="float" office:value="1.36129" calcext:value-type="float">
            <text:p>1,3612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1.24107" calcext:value-type="float">
            <text:p>61,24107</text:p>
          </table:table-cell>
          <table:table-cell office:value-type="float" office:value="59.10716" calcext:value-type="float">
            <text:p>59,107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3.09498" calcext:value-type="float">
            <text:p>73,09498</text:p>
          </table:table-cell>
          <table:table-cell office:value-type="float" office:value="69.23209" calcext:value-type="float">
            <text:p>69,232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4.33605" calcext:value-type="float">
            <text:p>134,33605</text:p>
          </table:table-cell>
          <table:table-cell office:value-type="float" office:value="128.33925" calcext:value-type="float">
            <text:p>128,3392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.30287" calcext:value-type="float">
            <text:p>1,30287</text:p>
          </table:table-cell>
          <table:table-cell office:value-type="float" office:value="1.32102" calcext:value-type="float">
            <text:p>1,321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2.8772" calcext:value-type="float">
            <text:p>62,8772</text:p>
          </table:table-cell>
          <table:table-cell office:value-type="float" office:value="60.95032" calcext:value-type="float">
            <text:p>60,9503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3.8115" calcext:value-type="float">
            <text:p>73,8115</text:p>
          </table:table-cell>
          <table:table-cell office:value-type="float" office:value="70.41591" calcext:value-type="float">
            <text:p>70,4159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6.6887" calcext:value-type="float">
            <text:p>136,6887</text:p>
          </table:table-cell>
          <table:table-cell office:value-type="float" office:value="131.36623" calcext:value-type="float">
            <text:p>131,3662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.27832" calcext:value-type="float">
            <text:p>1,27832</text:p>
          </table:table-cell>
          <table:table-cell office:value-type="float" office:value="1.29052" calcext:value-type="float">
            <text:p>1,2905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4.51333" calcext:value-type="float">
            <text:p>64,51333</text:p>
          </table:table-cell>
          <table:table-cell office:value-type="float" office:value="62.71482" calcext:value-type="float">
            <text:p>62,714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.61759" calcext:value-type="float">
            <text:p>74,61759</text:p>
          </table:table-cell>
          <table:table-cell office:value-type="float" office:value="71.6265" calcext:value-type="float">
            <text:p>71,62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9.13092" calcext:value-type="float">
            <text:p>139,13092</text:p>
          </table:table-cell>
          <table:table-cell office:value-type="float" office:value="134.34132" calcext:value-type="float">
            <text:p>134,3413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.25377" calcext:value-type="float">
            <text:p>1,25377</text:p>
          </table:table-cell>
          <table:table-cell office:value-type="float" office:value="1.26597" calcext:value-type="float">
            <text:p>1,265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6.14945" calcext:value-type="float">
            <text:p>66,14945</text:p>
          </table:table-cell>
          <table:table-cell office:value-type="float" office:value="64.35095" calcext:value-type="float">
            <text:p>64,350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.78194" calcext:value-type="float">
            <text:p>75,78194</text:p>
          </table:table-cell>
          <table:table-cell office:value-type="float" office:value="72.79085" calcext:value-type="float">
            <text:p>72,7908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41.93139" calcext:value-type="float">
            <text:p>141,93139</text:p>
          </table:table-cell>
          <table:table-cell office:value-type="float" office:value="137.1418" calcext:value-type="float">
            <text:p>137,141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22922" calcext:value-type="float">
            <text:p>1,22922</text:p>
          </table:table-cell>
          <table:table-cell office:value-type="float" office:value="1.25049" calcext:value-type="float">
            <text:p>1,2504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78558" calcext:value-type="float">
            <text:p>67,78558</text:p>
          </table:table-cell>
          <table:table-cell office:value-type="float" office:value="65.19155" calcext:value-type="float">
            <text:p>65,191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7.21498" calcext:value-type="float">
            <text:p>77,21498</text:p>
          </table:table-cell>
          <table:table-cell office:value-type="float" office:value="73.03021" calcext:value-type="float">
            <text:p>73,030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5.00057" calcext:value-type="float">
            <text:p>145,00057</text:p>
          </table:table-cell>
          <table:table-cell office:value-type="float" office:value="138.22176" calcext:value-type="float">
            <text:p>138,2217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.21092" calcext:value-type="float">
            <text:p>1,21092</text:p>
          </table:table-cell>
          <table:table-cell office:value-type="float" office:value="1.21998" calcext:value-type="float">
            <text:p>1,2199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7.75158" calcext:value-type="float">
            <text:p>67,75158</text:p>
          </table:table-cell>
          <table:table-cell office:value-type="float" office:value="66.95606" calcext:value-type="float">
            <text:p>66,9560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5.73714" calcext:value-type="float">
            <text:p>75,73714</text:p>
          </table:table-cell>
          <table:table-cell office:value-type="float" office:value="74.54345" calcext:value-type="float">
            <text:p>74,5434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3.48872" calcext:value-type="float">
            <text:p>143,48872</text:p>
          </table:table-cell>
          <table:table-cell office:value-type="float" office:value="141.49951" calcext:value-type="float">
            <text:p>141,4995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.19326" calcext:value-type="float">
            <text:p>1,19326</text:p>
          </table:table-cell>
          <table:table-cell office:value-type="float" office:value="1.19543" calcext:value-type="float">
            <text:p>1,195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8.93871" calcext:value-type="float">
            <text:p>68,93871</text:p>
          </table:table-cell>
          <table:table-cell office:value-type="float" office:value="68.59218" calcext:value-type="float">
            <text:p>68,592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.5694" calcext:value-type="float">
            <text:p>76,5694</text:p>
          </table:table-cell>
          <table:table-cell office:value-type="float" office:value="75.9765" calcext:value-type="float">
            <text:p>75,976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5.50811" calcext:value-type="float">
            <text:p>145,50811</text:p>
          </table:table-cell>
          <table:table-cell office:value-type="float" office:value="144.56868" calcext:value-type="float">
            <text:p>144,5686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.1756" calcext:value-type="float">
            <text:p>1,1756</text:p>
          </table:table-cell>
          <table:table-cell office:value-type="float" office:value="1.17777" calcext:value-type="float">
            <text:p>1,1777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0.12585" calcext:value-type="float">
            <text:p>70,12585</text:p>
          </table:table-cell>
          <table:table-cell office:value-type="float" office:value="69.77932" calcext:value-type="float">
            <text:p>69,7793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7.45061" calcext:value-type="float">
            <text:p>77,45061</text:p>
          </table:table-cell>
          <table:table-cell office:value-type="float" office:value="76.80876" calcext:value-type="float">
            <text:p>76,8087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47.57645" calcext:value-type="float">
            <text:p>147,57645</text:p>
          </table:table-cell>
          <table:table-cell office:value-type="float" office:value="146.58807" calcext:value-type="float">
            <text:p>146,5880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1.16011" calcext:value-type="float">
            <text:p>1,1601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70.96645" calcext:value-type="float">
            <text:p>70,9664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77.68997" calcext:value-type="float">
            <text:p>77,68997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148.65642" calcext:value-type="float">
            <text:p>148,6564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.1488" calcext:value-type="float">
            <text:p>1,1488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.07825" calcext:value-type="float">
            <text:p>70,0782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4.9386" calcext:value-type="float">
            <text:p>74,9386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45.01685" calcext:value-type="float">
            <text:p>145,0168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.13865" calcext:value-type="float">
            <text:p>1,13865</text:p>
          </table:table-cell>
          <table:table-cell office:value-type="float" office:value="1.14112" calcext:value-type="float">
            <text:p>1,1411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1.47277" calcext:value-type="float">
            <text:p>71,47277</text:p>
          </table:table-cell>
          <table:table-cell office:value-type="float" office:value="68.1014" calcext:value-type="float">
            <text:p>68,101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5.44717" calcext:value-type="float">
            <text:p>75,44717</text:p>
          </table:table-cell>
          <table:table-cell office:value-type="float" office:value="70.60485" calcext:value-type="float">
            <text:p>70,6048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6.91994" calcext:value-type="float">
            <text:p>146,91994</text:p>
          </table:table-cell>
          <table:table-cell office:value-type="float" office:value="138.70625" calcext:value-type="float">
            <text:p>138,7062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.12849" calcext:value-type="float">
            <text:p>1,12849</text:p>
          </table:table-cell>
          <table:table-cell office:value-type="float" office:value="1.13206" calcext:value-type="float">
            <text:p>1,132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2.8673" calcext:value-type="float">
            <text:p>72,8673</text:p>
          </table:table-cell>
          <table:table-cell office:value-type="float" office:value="68.37784" calcext:value-type="float">
            <text:p>68,3778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6.02838" calcext:value-type="float">
            <text:p>76,02838</text:p>
          </table:table-cell>
          <table:table-cell office:value-type="float" office:value="70.26144" calcext:value-type="float">
            <text:p>70,2614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8.89568" calcext:value-type="float">
            <text:p>148,89568</text:p>
          </table:table-cell>
          <table:table-cell office:value-type="float" office:value="138.63929" calcext:value-type="float">
            <text:p>138,6392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.11833" calcext:value-type="float">
            <text:p>1,11833</text:p>
          </table:table-cell>
          <table:table-cell office:value-type="float" office:value="1.12251" calcext:value-type="float">
            <text:p>1,122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4.26183" calcext:value-type="float">
            <text:p>74,26183</text:p>
          </table:table-cell>
          <table:table-cell office:value-type="float" office:value="69.12679" calcext:value-type="float">
            <text:p>69,126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6.68225" calcext:value-type="float">
            <text:p>76,68225</text:p>
          </table:table-cell>
          <table:table-cell office:value-type="float" office:value="70.5521" calcext:value-type="float">
            <text:p>70,552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0.94407" calcext:value-type="float">
            <text:p>150,94407</text:p>
          </table:table-cell>
          <table:table-cell office:value-type="float" office:value="139.67888" calcext:value-type="float">
            <text:p>139,6788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.10817" calcext:value-type="float">
            <text:p>1,10817</text:p>
          </table:table-cell>
          <table:table-cell office:value-type="float" office:value="1.11297" calcext:value-type="float">
            <text:p>1,112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5.65635" calcext:value-type="float">
            <text:p>75,65635</text:p>
          </table:table-cell>
          <table:table-cell office:value-type="float" office:value="69.87573" calcext:value-type="float">
            <text:p>69,8757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7.62672" calcext:value-type="float">
            <text:p>77,62672</text:p>
          </table:table-cell>
          <table:table-cell office:value-type="float" office:value="70.85984" calcext:value-type="float">
            <text:p>70,8598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53.28308" calcext:value-type="float">
            <text:p>153,28308</text:p>
          </table:table-cell>
          <table:table-cell office:value-type="float" office:value="140.73557" calcext:value-type="float">
            <text:p>140,7355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09801" calcext:value-type="float">
            <text:p>1,09801</text:p>
          </table:table-cell>
          <table:table-cell office:value-type="float" office:value="1.10281" calcext:value-type="float">
            <text:p>1,1028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7.05088" calcext:value-type="float">
            <text:p>77,05088</text:p>
          </table:table-cell>
          <table:table-cell office:value-type="float" office:value="71.27025" calcext:value-type="float">
            <text:p>71,2702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8.78916" calcext:value-type="float">
            <text:p>78,78916</text:p>
          </table:table-cell>
          <table:table-cell office:value-type="float" office:value="71.36841" calcext:value-type="float">
            <text:p>71,368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5.84003" calcext:value-type="float">
            <text:p>155,84003</text:p>
          </table:table-cell>
          <table:table-cell office:value-type="float" office:value="142.63866" calcext:value-type="float">
            <text:p>142,63866</text:p>
          </table:table-cell>
        </table:table-row>
        <table:table-row table:style-name="ro1" table:number-rows-repeated="104853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5:20:31.940029526</meta:creation-date>
    <dc:date>2020-07-16T06:15:06.329031506</dc:date>
    <meta:editing-duration>PT2M37S</meta:editing-duration>
    <meta:editing-cycles>1</meta:editing-cycles>
    <meta:document-statistic meta:table-count="1" meta:cell-count="492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54cm" svg:height="15.955cm" xlink:href=".." xlink:type="simple" chart:class="chart:bar" chart:style-name="ch1">
        <chart:legend svg:x="9.241cm" svg:y="0.463cm" style:legend-expansion="custom" chartooo:width="12.566cm" chartooo:height="1.471cm" style:legend-expansion-aspect-ratio="8.54248810333107" chart:style-name="ch2"/>
        <chart:plot-area chart:style-name="ch3" table:cell-range-address="Feuille1.B5:Feuille1.D45" chart:data-source-has-labels="both" svg:x="1.603cm" svg:y="0.269cm" svg:width="27.849cm" svg:height="14.384cm">
          <chartooo:coordinate-region svg:x="2.33cm" svg:y="0.468cm" svg:width="27.122cm" svg:height="13.485cm"/>
          <chart:axis chart:dimension="x" chart:name="primary-x" chart:style-name="ch4" chartooo:axis-type="auto">
            <chartooo:date-scale/>
            <chart:title svg:x="13.247cm" svg:y="14.545cm" chart:style-name="ch5">
              <text:p>Number of panels</text:p>
            </chart:title>
            <chart:categories table:cell-range-address="Feuille1.B6:Feuille1.B45"/>
          </chart:axis>
          <chart:axis chart:dimension="y" chart:name="primary-y" chart:style-name="ch6">
            <chart:title svg:x="0.111cm" svg:y="12.5cm" chart:style-name="ch7">
              <text:p>Mean waiting time of a DP, (t)</text:p>
            </chart:title>
            <chart:grid chart:style-name="ch8" chart:class="major"/>
          </chart:axis>
          <chart:series chart:style-name="ch9" chart:values-cell-range-address="Feuille1.C6:Feuille1.C45" chart:label-cell-address="Feuille1.C5:Feuille1.C5" chart:class="chart:bar">
            <chart:data-point chart:repeated="40"/>
          </chart:series>
          <chart:series chart:style-name="ch10" chart:values-cell-range-address="Feuille1.D6:Feuille1.D45" chart:label-cell-address="Feuille1.D5:Feuille1.D5" chart:class="chart:ba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C5:Feuille1.C5</svg:desc>
                </draw:g>
              </table:table-cell>
              <table:table-cell office:value-type="string">
                <text:p>Heuristic</text:p>
                <draw:g>
                  <svg:desc>Feuille1.D5:Feuille1.D5</svg:desc>
                </draw:g>
              </table:table-cell>
            </table:table-row>
          </table:table-header-rows>
          <table:table-rows>
            <table:table-row>
              <table:table-cell office:value-type="float" office:value="51">
                <text:p>51</text:p>
                <draw:g>
                  <svg:desc>Feuille1.B6:Feuille1.B45</svg:desc>
                </draw:g>
              </table:table-cell>
              <table:table-cell office:value-type="float" office:value="4.22791">
                <text:p>4.22791</text:p>
                <draw:g>
                  <svg:desc>Feuille1.C6:Feuille1.C45</svg:desc>
                </draw:g>
              </table:table-cell>
              <table:table-cell office:value-type="float" office:value="4.22791">
                <text:p>4.22791</text:p>
                <draw:g>
                  <svg:desc>Feuille1.D6:Feuille1.D45</svg:desc>
                </draw:g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36513">
                <text:p>3.36513</text:p>
              </table:table-cell>
              <table:table-cell office:value-type="float" office:value="3.36513">
                <text:p>3.365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07337">
                <text:p>3.07337</text:p>
              </table:table-cell>
              <table:table-cell office:value-type="float" office:value="3.07337">
                <text:p>3.073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8161">
                <text:p>2.78161</text:p>
              </table:table-cell>
              <table:table-cell office:value-type="float" office:value="2.78161">
                <text:p>2.7816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63781">
                <text:p>2.63781</text:p>
              </table:table-cell>
              <table:table-cell office:value-type="float" office:value="2.63781">
                <text:p>2.6378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.49401">
                <text:p>2.49401</text:p>
              </table:table-cell>
              <table:table-cell office:value-type="float" office:value="2.49401">
                <text:p>2.494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.35022">
                <text:p>2.35022</text:p>
              </table:table-cell>
              <table:table-cell office:value-type="float" office:value="2.35022">
                <text:p>2.350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.20642">
                <text:p>2.20642</text:p>
              </table:table-cell>
              <table:table-cell office:value-type="float" office:value="2.20642">
                <text:p>2.2064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.06262">
                <text:p>2.06262</text:p>
              </table:table-cell>
              <table:table-cell office:value-type="float" office:value="2.09509">
                <text:p>2.095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9513">
                <text:p>1.9513</text:p>
              </table:table-cell>
              <table:table-cell office:value-type="float" office:value="1.9513">
                <text:p>1.951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86048">
                <text:p>1.86048</text:p>
              </table:table-cell>
              <table:table-cell office:value-type="float" office:value="1.86048">
                <text:p>1.8604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81671">
                <text:p>1.81671</text:p>
              </table:table-cell>
              <table:table-cell office:value-type="float" office:value="1.8258">
                <text:p>1.825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7295">
                <text:p>1.77295</text:p>
              </table:table-cell>
              <table:table-cell office:value-type="float" office:value="1.78204">
                <text:p>1.782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3268">
                <text:p>1.73268</text:p>
              </table:table-cell>
              <table:table-cell office:value-type="float" office:value="1.73827">
                <text:p>1.738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69242">
                <text:p>1.69242</text:p>
              </table:table-cell>
              <table:table-cell office:value-type="float" office:value="1.7058">
                <text:p>1.705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65216">
                <text:p>1.65216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6119">
                <text:p>1.6119</text:p>
              </table:table-cell>
              <table:table-cell office:value-type="float" office:value="1.64724">
                <text:p>1.647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57163">
                <text:p>1.57163</text:p>
              </table:table-cell>
              <table:table-cell office:value-type="float" office:value="1.60697">
                <text:p>1.6069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53696">
                <text:p>1.53696</text:p>
              </table:table-cell>
              <table:table-cell office:value-type="float" office:value="1.56671">
                <text:p>1.566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0449">
                <text:p>1.50449</text:p>
              </table:table-cell>
              <table:table-cell office:value-type="float" office:value="1.52645">
                <text:p>1.5264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47398">
                <text:p>1.47398</text:p>
              </table:table-cell>
              <table:table-cell office:value-type="float" office:value="1.49594">
                <text:p>1.495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44348">
                <text:p>1.44348</text:p>
              </table:table-cell>
              <table:table-cell office:value-type="float" office:value="1.46544">
                <text:p>1.4654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41298">
                <text:p>1.41298</text:p>
              </table:table-cell>
              <table:table-cell office:value-type="float" office:value="1.44089">
                <text:p>1.4408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38248">
                <text:p>1.38248</text:p>
              </table:table-cell>
              <table:table-cell office:value-type="float" office:value="1.41634">
                <text:p>1.416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35197">
                <text:p>1.35197</text:p>
              </table:table-cell>
              <table:table-cell office:value-type="float" office:value="1.39179">
                <text:p>1.3917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32742">
                <text:p>1.32742</text:p>
              </table:table-cell>
              <table:table-cell office:value-type="float" office:value="1.36129">
                <text:p>1.3612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30287">
                <text:p>1.30287</text:p>
              </table:table-cell>
              <table:table-cell office:value-type="float" office:value="1.32102">
                <text:p>1.3210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27832">
                <text:p>1.27832</text:p>
              </table:table-cell>
              <table:table-cell office:value-type="float" office:value="1.29052">
                <text:p>1.290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5377">
                <text:p>1.25377</text:p>
              </table:table-cell>
              <table:table-cell office:value-type="float" office:value="1.26597">
                <text:p>1.265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2922">
                <text:p>1.22922</text:p>
              </table:table-cell>
              <table:table-cell office:value-type="float" office:value="1.25049">
                <text:p>1.250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1092">
                <text:p>1.21092</text:p>
              </table:table-cell>
              <table:table-cell office:value-type="float" office:value="1.21998">
                <text:p>1.2199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19326">
                <text:p>1.19326</text:p>
              </table:table-cell>
              <table:table-cell office:value-type="float" office:value="1.19543">
                <text:p>1.195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1756">
                <text:p>1.1756</text:p>
              </table:table-cell>
              <table:table-cell office:value-type="float" office:value="1.17777">
                <text:p>1.177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16011">
                <text:p>1.16011</text:p>
              </table:table-cell>
              <table:table-cell office:value-type="float" office:value="1.16011">
                <text:p>1.160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1488">
                <text:p>1.1488</text:p>
              </table:table-cell>
              <table:table-cell office:value-type="float" office:value="1.1488">
                <text:p>1.14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13865">
                <text:p>1.13865</text:p>
              </table:table-cell>
              <table:table-cell office:value-type="float" office:value="1.14112">
                <text:p>1.1411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12849">
                <text:p>1.12849</text:p>
              </table:table-cell>
              <table:table-cell office:value-type="float" office:value="1.13206">
                <text:p>1.1320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11833">
                <text:p>1.11833</text:p>
              </table:table-cell>
              <table:table-cell office:value-type="float" office:value="1.12251">
                <text:p>1.1225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10817">
                <text:p>1.10817</text:p>
              </table:table-cell>
              <table:table-cell office:value-type="float" office:value="1.11297">
                <text:p>1.112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09801">
                <text:p>1.09801</text:p>
              </table:table-cell>
              <table:table-cell office:value-type="float" office:value="1.10281">
                <text:p>1.10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915cm" svg:height="16.859cm" xlink:href=".." xlink:type="simple" chart:class="chart:bar" chart:style-name="ch1">
        <chart:legend svg:x="10.605cm" svg:y="0.712cm" style:legend-expansion="custom" chartooo:width="11.769cm" chartooo:height="2.013cm" style:legend-expansion-aspect-ratio="5.84649776453055" chart:style-name="ch2"/>
        <chart:plot-area chart:style-name="ch3" table:cell-range-address="Feuille1.F5:Feuille1.H45" chart:data-source-has-labels="both" svg:x="2.399cm" svg:y="0.712cm" svg:width="28.943cm" svg:height="14.819cm">
          <chartooo:coordinate-region svg:x="3.02cm" svg:y="0.911cm" svg:width="28.322cm" svg:height="13.92cm"/>
          <chart:axis chart:dimension="x" chart:name="primary-x" chart:style-name="ch4" chartooo:axis-type="auto">
            <chartooo:date-scale/>
            <chart:title svg:x="13.782cm" svg:y="15.639cm" chart:style-name="ch5">
              <text:p>Number of panels</text:p>
            </chart:title>
            <chart:categories table:cell-range-address="Feuille1.F6:Feuille1.F45"/>
          </chart:axis>
          <chart:axis chart:dimension="y" chart:name="primary-y" chart:style-name="ch6">
            <chart:title svg:x="0cm" svg:y="13.778cm" chart:style-name="ch7">
              <text:p>Loss rate of EPs due to emptiness
 of DPs queue</text:p>
            </chart:title>
            <chart:grid chart:style-name="ch8" chart:class="major"/>
          </chart:axis>
          <chart:series chart:style-name="ch9" chart:values-cell-range-address="Feuille1.G6:Feuille1.G45" chart:label-cell-address="Feuille1.G5:Feuille1.G5" chart:class="chart:bar">
            <chart:data-point chart:style-name="ch10" chart:repeated="3"/>
            <chart:data-point chart:repeated="37"/>
          </chart:series>
          <chart:series chart:style-name="ch11" chart:values-cell-range-address="Feuille1.H6:Feuille1.H45" chart:label-cell-address="Feuille1.H5:Feuille1.H5" chart:class="chart:ba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G5:Feuille1.G5</svg:desc>
                </draw:g>
              </table:table-cell>
              <table:table-cell office:value-type="string">
                <text:p>Heuristic</text:p>
                <draw:g>
                  <svg:desc>Feuille1.H5:Feuille1.H5</svg:desc>
                </draw:g>
              </table:table-cell>
            </table:table-row>
          </table:table-header-rows>
          <table:table-rows>
            <table:table-row>
              <table:table-cell office:value-type="float" office:value="51">
                <text:p>51</text:p>
                <draw:g>
                  <svg:desc>Feuille1.F6:Feuille1.F45</svg:desc>
                </draw:g>
              </table:table-cell>
              <table:table-cell office:value-type="float" office:value="20.17327">
                <text:p>20.17327</text:p>
                <draw:g>
                  <svg:desc>Feuille1.G6:Feuille1.G45</svg:desc>
                </draw:g>
              </table:table-cell>
              <table:table-cell office:value-type="float" office:value="20.17327">
                <text:p>20.17327</text:p>
                <draw:g>
                  <svg:desc>Feuille1.H6:Feuille1.H45</svg:desc>
                </draw:g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1.6443">
                <text:p>21.6443</text:p>
              </table:table-cell>
              <table:table-cell office:value-type="float" office:value="21.6443">
                <text:p>21.644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.35611">
                <text:p>23.35611</text:p>
              </table:table-cell>
              <table:table-cell office:value-type="float" office:value="23.35611">
                <text:p>23.3561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5.06792">
                <text:p>25.06792</text:p>
              </table:table-cell>
              <table:table-cell office:value-type="float" office:value="25.06792">
                <text:p>25.067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6.85717">
                <text:p>26.85717</text:p>
              </table:table-cell>
              <table:table-cell office:value-type="float" office:value="26.85717">
                <text:p>26.857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8.64643">
                <text:p>28.64643</text:p>
              </table:table-cell>
              <table:table-cell office:value-type="float" office:value="28.64643">
                <text:p>28.6464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0.43568">
                <text:p>30.43568</text:p>
              </table:table-cell>
              <table:table-cell office:value-type="float" office:value="30.43568">
                <text:p>30.435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2.22494">
                <text:p>32.22494</text:p>
              </table:table-cell>
              <table:table-cell office:value-type="float" office:value="32.22494">
                <text:p>32.2249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4.01419">
                <text:p>34.01419</text:p>
              </table:table-cell>
              <table:table-cell office:value-type="float" office:value="33.7789">
                <text:p>33.77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.56816">
                <text:p>35.56816</text:p>
              </table:table-cell>
              <table:table-cell office:value-type="float" office:value="35.56816">
                <text:p>35.568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6.68374">
                <text:p>36.68374</text:p>
              </table:table-cell>
              <table:table-cell office:value-type="float" office:value="36.68374">
                <text:p>36.6837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8.18456">
                <text:p>38.18456</text:p>
              </table:table-cell>
              <table:table-cell office:value-type="float" office:value="37.3069">
                <text:p>37.30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9.68538">
                <text:p>39.68538</text:p>
              </table:table-cell>
              <table:table-cell office:value-type="float" office:value="38.80772">
                <text:p>38.807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1.52853">
                <text:p>41.52853</text:p>
              </table:table-cell>
              <table:table-cell office:value-type="float" office:value="40.30854">
                <text:p>40.3085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3.37168">
                <text:p>43.37168</text:p>
              </table:table-cell>
              <table:table-cell office:value-type="float" office:value="41.56665">
                <text:p>41.566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5.21484">
                <text:p>45.21484</text:p>
              </table:table-cell>
              <table:table-cell office:value-type="float" office:value="41.53265">
                <text:p>41.5326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7.05799">
                <text:p>47.05799</text:p>
              </table:table-cell>
              <table:table-cell office:value-type="float" office:value="43.3758">
                <text:p>43.375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8.90115">
                <text:p>48.90115</text:p>
              </table:table-cell>
              <table:table-cell office:value-type="float" office:value="45.21896">
                <text:p>45.2189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9.52431">
                <text:p>49.52431</text:p>
              </table:table-cell>
              <table:table-cell office:value-type="float" office:value="47.06211">
                <text:p>47.062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78242">
                <text:p>50.78242</text:p>
              </table:table-cell>
              <table:table-cell office:value-type="float" office:value="48.90526">
                <text:p>48.9052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2.54692">
                <text:p>52.54692</text:p>
              </table:table-cell>
              <table:table-cell office:value-type="float" office:value="50.66977">
                <text:p>50.6697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4.31143">
                <text:p>54.31143</text:p>
              </table:table-cell>
              <table:table-cell office:value-type="float" office:value="52.43427">
                <text:p>52.4342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6.07593">
                <text:p>56.07593</text:p>
              </table:table-cell>
              <table:table-cell office:value-type="float" office:value="54.0704">
                <text:p>54.07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.84044">
                <text:p>57.84044</text:p>
              </table:table-cell>
              <table:table-cell office:value-type="float" office:value="55.70653">
                <text:p>55.706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9.60494">
                <text:p>59.60494</text:p>
              </table:table-cell>
              <table:table-cell office:value-type="float" office:value="57.34266">
                <text:p>57.3426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.24107">
                <text:p>61.24107</text:p>
              </table:table-cell>
              <table:table-cell office:value-type="float" office:value="59.10716">
                <text:p>59.107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2.8772">
                <text:p>62.8772</text:p>
              </table:table-cell>
              <table:table-cell office:value-type="float" office:value="60.95032">
                <text:p>60.950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4.51333">
                <text:p>64.51333</text:p>
              </table:table-cell>
              <table:table-cell office:value-type="float" office:value="62.71482">
                <text:p>62.7148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6.14945">
                <text:p>66.14945</text:p>
              </table:table-cell>
              <table:table-cell office:value-type="float" office:value="64.35095">
                <text:p>64.350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7.78558">
                <text:p>67.78558</text:p>
              </table:table-cell>
              <table:table-cell office:value-type="float" office:value="65.19155">
                <text:p>65.1915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7.75158">
                <text:p>67.75158</text:p>
              </table:table-cell>
              <table:table-cell office:value-type="float" office:value="66.95606">
                <text:p>66.9560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8.93871">
                <text:p>68.93871</text:p>
              </table:table-cell>
              <table:table-cell office:value-type="float" office:value="68.59218">
                <text:p>68.592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0.12585">
                <text:p>70.12585</text:p>
              </table:table-cell>
              <table:table-cell office:value-type="float" office:value="69.77932">
                <text:p>69.7793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0.96645">
                <text:p>70.96645</text:p>
              </table:table-cell>
              <table:table-cell office:value-type="float" office:value="70.96645">
                <text:p>70.966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0.07825">
                <text:p>70.07825</text:p>
              </table:table-cell>
              <table:table-cell office:value-type="float" office:value="70.07825">
                <text:p>70.078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1.47277">
                <text:p>71.47277</text:p>
              </table:table-cell>
              <table:table-cell office:value-type="float" office:value="68.1014">
                <text:p>68.10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2.8673">
                <text:p>72.8673</text:p>
              </table:table-cell>
              <table:table-cell office:value-type="float" office:value="68.37784">
                <text:p>68.3778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4.26183">
                <text:p>74.26183</text:p>
              </table:table-cell>
              <table:table-cell office:value-type="float" office:value="69.12679">
                <text:p>69.1267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5.65635">
                <text:p>75.65635</text:p>
              </table:table-cell>
              <table:table-cell office:value-type="float" office:value="69.87573">
                <text:p>69.875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7.05088">
                <text:p>77.05088</text:p>
              </table:table-cell>
              <table:table-cell office:value-type="float" office:value="71.27025">
                <text:p>71.27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.5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31cm" svg:height="17.401cm" xlink:href=".." xlink:type="simple" chart:class="chart:bar" chart:style-name="ch1">
        <chart:legend svg:x="10.673cm" svg:y="0.858cm" style:legend-expansion="custom" chartooo:width="10.617cm" chartooo:height="2.028cm" style:legend-expansion-aspect-ratio="5.23520710059172" chart:style-name="ch2"/>
        <chart:plot-area chart:style-name="ch3" table:cell-range-address="Feuille1.J5:Feuille1.L45" chart:data-source-has-labels="both" svg:x="1.872cm" svg:y="0.864cm" svg:width="28.66cm" svg:height="14.996cm">
          <chartooo:coordinate-region svg:x="2.493cm" svg:y="1.064cm" svg:width="28.039cm" svg:height="14.096cm"/>
          <chart:axis chart:dimension="x" chart:name="primary-x" chart:style-name="ch4" chartooo:axis-type="auto">
            <chartooo:date-scale/>
            <chart:title svg:x="13.204cm" svg:y="15.951cm" chart:style-name="ch5">
              <text:p>Number of panels</text:p>
            </chart:title>
            <chart:categories table:cell-range-address="Feuille1.J6:Feuille1.J45"/>
          </chart:axis>
          <chart:axis chart:dimension="y" chart:name="primary-y" chart:style-name="ch6">
            <chart:title svg:x="0.476cm" svg:y="13.153cm" chart:style-name="ch7">
              <text:p>Loss rate of EPs due to battery leaks</text:p>
            </chart:title>
            <chart:grid chart:style-name="ch8" chart:class="major"/>
          </chart:axis>
          <chart:series chart:style-name="ch9" chart:values-cell-range-address="Feuille1.K6:Feuille1.K45" chart:label-cell-address="Feuille1.K5:Feuille1.K5" chart:class="chart:bar">
            <chart:data-point chart:repeated="40"/>
          </chart:series>
          <chart:series chart:style-name="ch10" chart:values-cell-range-address="Feuille1.L6:Feuille1.L45" chart:label-cell-address="Feuille1.L5:Feuille1.L5" chart:class="chart:bar">
            <chart:data-point chart:style-name="ch11" chart:repeated="3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K5:Feuille1.K5</svg:desc>
                </draw:g>
              </table:table-cell>
              <table:table-cell office:value-type="string">
                <text:p>Heuristic</text:p>
                <draw:g>
                  <svg:desc>Feuille1.L5:Feuille1.L5</svg:desc>
                </draw:g>
              </table:table-cell>
            </table:table-row>
          </table:table-header-rows>
          <table:table-rows>
            <table:table-row>
              <table:table-cell office:value-type="float" office:value="51">
                <text:p>51</text:p>
                <draw:g>
                  <svg:desc>Feuille1.J6:Feuille1.J45</svg:desc>
                </draw:g>
              </table:table-cell>
              <table:table-cell office:value-type="float" office:value="51.79595">
                <text:p>51.79595</text:p>
                <draw:g>
                  <svg:desc>Feuille1.K6:Feuille1.K45</svg:desc>
                </draw:g>
              </table:table-cell>
              <table:table-cell office:value-type="float" office:value="51.79595">
                <text:p>51.79595</text:p>
                <draw:g>
                  <svg:desc>Feuille1.L6:Feuille1.L45</svg:desc>
                </draw:g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.77563">
                <text:p>52.77563</text:p>
              </table:table-cell>
              <table:table-cell office:value-type="float" office:value="52.77563">
                <text:p>52.775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4.30062">
                <text:p>54.30062</text:p>
              </table:table-cell>
              <table:table-cell office:value-type="float" office:value="54.30062">
                <text:p>54.3006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5.91455">
                <text:p>55.91455</text:p>
              </table:table-cell>
              <table:table-cell office:value-type="float" office:value="55.91455">
                <text:p>55.914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6.62077">
                <text:p>56.62077</text:p>
              </table:table-cell>
              <table:table-cell office:value-type="float" office:value="56.62077">
                <text:p>56.6207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7.42786">
                <text:p>57.42786</text:p>
              </table:table-cell>
              <table:table-cell office:value-type="float" office:value="57.42786">
                <text:p>57.4278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8.33584">
                <text:p>58.33584</text:p>
              </table:table-cell>
              <table:table-cell office:value-type="float" office:value="58.33584">
                <text:p>58.335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9.64734">
                <text:p>59.64734</text:p>
              </table:table-cell>
              <table:table-cell office:value-type="float" office:value="59.64734">
                <text:p>59.647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1.26148">
                <text:p>61.26148</text:p>
              </table:table-cell>
              <table:table-cell office:value-type="float" office:value="60.66449">
                <text:p>60.664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2.27863">
                <text:p>62.27863</text:p>
              </table:table-cell>
              <table:table-cell office:value-type="float" office:value="62.27863">
                <text:p>62.2786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2.60348">
                <text:p>62.60348</text:p>
              </table:table-cell>
              <table:table-cell office:value-type="float" office:value="62.60348">
                <text:p>62.6034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3.83856">
                <text:p>63.83856</text:p>
              </table:table-cell>
              <table:table-cell office:value-type="float" office:value="62.13743">
                <text:p>62.137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5.1463">
                <text:p>65.1463</text:p>
              </table:table-cell>
              <table:table-cell office:value-type="float" office:value="63.37251">
                <text:p>63.3725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5.25392">
                <text:p>65.25392</text:p>
              </table:table-cell>
              <table:table-cell office:value-type="float" office:value="64.68024">
                <text:p>64.680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.46916">
                <text:p>65.46916</text:p>
              </table:table-cell>
              <table:table-cell office:value-type="float" office:value="65.36563">
                <text:p>65.3656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5.79202">
                <text:p>65.79202</text:p>
              </table:table-cell>
              <table:table-cell office:value-type="float" office:value="63.88779">
                <text:p>63.8877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6.2225">
                <text:p>66.2225</text:p>
              </table:table-cell>
              <table:table-cell office:value-type="float" office:value="63.99541">
                <text:p>63.995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7.40632">
                <text:p>67.40632</text:p>
              </table:table-cell>
              <table:table-cell office:value-type="float" office:value="64.21065">
                <text:p>64.210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6.94026">
                <text:p>66.94026</text:p>
              </table:table-cell>
              <table:table-cell office:value-type="float" office:value="64.53351">
                <text:p>64.533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7.62565">
                <text:p>67.62565</text:p>
              </table:table-cell>
              <table:table-cell office:value-type="float" office:value="64.96399">
                <text:p>64.963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8.13006">
                <text:p>68.13006</text:p>
              </table:table-cell>
              <table:table-cell office:value-type="float" office:value="65.4684">
                <text:p>65.468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8.73536">
                <text:p>68.73536</text:p>
              </table:table-cell>
              <table:table-cell office:value-type="float" office:value="66.0737">
                <text:p>66.073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9.74419">
                <text:p>69.74419</text:p>
              </table:table-cell>
              <table:table-cell office:value-type="float" office:value="66.70065">
                <text:p>66.7006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0.95478">
                <text:p>70.95478</text:p>
              </table:table-cell>
              <table:table-cell office:value-type="float" office:value="67.41718">
                <text:p>67.417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2.46802">
                <text:p>72.46802</text:p>
              </table:table-cell>
              <table:table-cell office:value-type="float" office:value="68.22326">
                <text:p>68.223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3.09498">
                <text:p>73.09498</text:p>
              </table:table-cell>
              <table:table-cell office:value-type="float" office:value="69.23209">
                <text:p>69.2320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3.8115">
                <text:p>73.8115</text:p>
              </table:table-cell>
              <table:table-cell office:value-type="float" office:value="70.41591">
                <text:p>70.4159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4.61759">
                <text:p>74.61759</text:p>
              </table:table-cell>
              <table:table-cell office:value-type="float" office:value="71.6265">
                <text:p>71.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5.78194">
                <text:p>75.78194</text:p>
              </table:table-cell>
              <table:table-cell office:value-type="float" office:value="72.79085">
                <text:p>72.7908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7.21498">
                <text:p>77.21498</text:p>
              </table:table-cell>
              <table:table-cell office:value-type="float" office:value="73.03021">
                <text:p>73.0302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5.73714">
                <text:p>75.73714</text:p>
              </table:table-cell>
              <table:table-cell office:value-type="float" office:value="74.54345">
                <text:p>74.5434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6.5694">
                <text:p>76.5694</text:p>
              </table:table-cell>
              <table:table-cell office:value-type="float" office:value="75.9765">
                <text:p>75.976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7.45061">
                <text:p>77.45061</text:p>
              </table:table-cell>
              <table:table-cell office:value-type="float" office:value="76.80876">
                <text:p>76.808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7.68997">
                <text:p>77.68997</text:p>
              </table:table-cell>
              <table:table-cell office:value-type="float" office:value="77.68997">
                <text:p>77.6899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4.9386">
                <text:p>74.9386</text:p>
              </table:table-cell>
              <table:table-cell office:value-type="float" office:value="74.9386">
                <text:p>74.938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5.44717">
                <text:p>75.44717</text:p>
              </table:table-cell>
              <table:table-cell office:value-type="float" office:value="70.60485">
                <text:p>70.604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6.02838">
                <text:p>76.02838</text:p>
              </table:table-cell>
              <table:table-cell office:value-type="float" office:value="70.26144">
                <text:p>70.261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.68225">
                <text:p>76.68225</text:p>
              </table:table-cell>
              <table:table-cell office:value-type="float" office:value="70.5521">
                <text:p>70.55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7.62672">
                <text:p>77.62672</text:p>
              </table:table-cell>
              <table:table-cell office:value-type="float" office:value="70.85984">
                <text:p>70.859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.78916">
                <text:p>78.78916</text:p>
              </table:table-cell>
              <table:table-cell office:value-type="float" office:value="71.36841">
                <text:p>71.36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66cc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e275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5cm" svg:height="17.581cm" xlink:href=".." xlink:type="simple" chart:class="chart:bar" chart:style-name="ch1">
        <chart:legend svg:x="11.127cm" svg:y="0.351cm" style:legend-expansion="custom" chartooo:width="13.586cm" chartooo:height="2.189cm" style:legend-expansion-aspect-ratio="6.20648698035633" chart:style-name="ch2"/>
        <chart:plot-area chart:style-name="ch3" table:cell-range-address="Feuille1.N5:Feuille1.P45" chart:data-source-has-labels="both" svg:x="1.662cm" svg:y="0.365cm" svg:width="30.745cm" svg:height="15.572cm">
          <chartooo:coordinate-region svg:x="2.469cm" svg:y="0.564cm" svg:width="29.938cm" svg:height="14.673cm"/>
          <chart:axis chart:dimension="x" chart:name="primary-x" chart:style-name="ch4" chartooo:axis-type="auto">
            <chartooo:date-scale/>
            <chart:title svg:x="14.723cm" svg:y="16.001cm" chart:style-name="ch5">
              <text:p>Number of panels</text:p>
            </chart:title>
            <chart:categories table:cell-range-address="Feuille1.N6:Feuille1.N45"/>
          </chart:axis>
          <chart:axis chart:dimension="y" chart:name="primary-y" chart:style-name="ch6">
            <chart:title svg:x="0cm" svg:y="11.705cm" chart:style-name="ch7">
              <text:p>Total loss rate of EPs</text:p>
            </chart:title>
            <chart:grid chart:style-name="ch8" chart:class="major"/>
          </chart:axis>
          <chart:series chart:style-name="ch9" chart:values-cell-range-address="Feuille1.O6:Feuille1.O45" chart:label-cell-address="Feuille1.O5:Feuille1.O5" chart:class="chart:bar">
            <chart:data-point chart:repeated="40"/>
          </chart:series>
          <chart:series chart:style-name="ch10" chart:values-cell-range-address="Feuille1.P6:Feuille1.P45" chart:label-cell-address="Feuille1.P5:Feuille1.P5" chart:class="chart:ba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dient descent</text:p>
                <draw:g>
                  <svg:desc>Feuille1.O5:Feuille1.O5</svg:desc>
                </draw:g>
              </table:table-cell>
              <table:table-cell office:value-type="string">
                <text:p>Heuristic</text:p>
                <draw:g>
                  <svg:desc>Feuille1.P5:Feuille1.P5</svg:desc>
                </draw:g>
              </table:table-cell>
            </table:table-row>
          </table:table-header-rows>
          <table:table-rows>
            <table:table-row>
              <table:table-cell office:value-type="float" office:value="51">
                <text:p>51</text:p>
                <draw:g>
                  <svg:desc>Feuille1.N6:Feuille1.N45</svg:desc>
                </draw:g>
              </table:table-cell>
              <table:table-cell office:value-type="float" office:value="71.96922">
                <text:p>71.96922</text:p>
                <draw:g>
                  <svg:desc>Feuille1.O6:Feuille1.O45</svg:desc>
                </draw:g>
              </table:table-cell>
              <table:table-cell office:value-type="float" office:value="71.96922">
                <text:p>71.96922</text:p>
                <draw:g>
                  <svg:desc>Feuille1.P6:Feuille1.P45</svg:desc>
                </draw:g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4.41994">
                <text:p>74.41994</text:p>
              </table:table-cell>
              <table:table-cell office:value-type="float" office:value="74.41994">
                <text:p>74.419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7.65673">
                <text:p>77.65673</text:p>
              </table:table-cell>
              <table:table-cell office:value-type="float" office:value="77.65673">
                <text:p>77.656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.98247">
                <text:p>80.98247</text:p>
              </table:table-cell>
              <table:table-cell office:value-type="float" office:value="80.98247">
                <text:p>80.9824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3.47794">
                <text:p>83.47794</text:p>
              </table:table-cell>
              <table:table-cell office:value-type="float" office:value="83.47794">
                <text:p>83.477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6.07429">
                <text:p>86.07429</text:p>
              </table:table-cell>
              <table:table-cell office:value-type="float" office:value="86.07429">
                <text:p>86.074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8.77152">
                <text:p>88.77152</text:p>
              </table:table-cell>
              <table:table-cell office:value-type="float" office:value="88.77152">
                <text:p>88.7715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1.87227">
                <text:p>91.87227</text:p>
              </table:table-cell>
              <table:table-cell office:value-type="float" office:value="91.87227">
                <text:p>91.8722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5.27567">
                <text:p>95.27567</text:p>
              </table:table-cell>
              <table:table-cell office:value-type="float" office:value="94.44339">
                <text:p>94.443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7.84679">
                <text:p>97.84679</text:p>
              </table:table-cell>
              <table:table-cell office:value-type="float" office:value="97.84679">
                <text:p>97.8467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9.28721">
                <text:p>99.28721</text:p>
              </table:table-cell>
              <table:table-cell office:value-type="float" office:value="99.28721">
                <text:p>99.2872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2.02312">
                <text:p>102.02312</text:p>
              </table:table-cell>
              <table:table-cell office:value-type="float" office:value="99.44432">
                <text:p>99.444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4.83167">
                <text:p>104.83167</text:p>
              </table:table-cell>
              <table:table-cell office:value-type="float" office:value="102.18023">
                <text:p>102.180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6.78245">
                <text:p>106.78245</text:p>
              </table:table-cell>
              <table:table-cell office:value-type="float" office:value="104.98878">
                <text:p>104.9887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8.84084">
                <text:p>108.84084</text:p>
              </table:table-cell>
              <table:table-cell office:value-type="float" office:value="106.93228">
                <text:p>106.932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1.00686">
                <text:p>111.00686</text:p>
              </table:table-cell>
              <table:table-cell office:value-type="float" office:value="105.42043">
                <text:p>105.4204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3.28049">
                <text:p>113.28049</text:p>
              </table:table-cell>
              <table:table-cell office:value-type="float" office:value="107.37121">
                <text:p>107.3712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6.30746">
                <text:p>116.30746</text:p>
              </table:table-cell>
              <table:table-cell office:value-type="float" office:value="109.4296">
                <text:p>109.429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6.46457">
                <text:p>116.46457</text:p>
              </table:table-cell>
              <table:table-cell office:value-type="float" office:value="111.59561">
                <text:p>111.595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0807">
                <text:p>118.40807</text:p>
              </table:table-cell>
              <table:table-cell office:value-type="float" office:value="113.86925">
                <text:p>113.8692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0.67699">
                <text:p>120.67699</text:p>
              </table:table-cell>
              <table:table-cell office:value-type="float" office:value="116.13817">
                <text:p>116.138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23.04679">
                <text:p>123.04679</text:p>
              </table:table-cell>
              <table:table-cell office:value-type="float" office:value="118.50797">
                <text:p>118.5079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25.82012">
                <text:p>125.82012</text:p>
              </table:table-cell>
              <table:table-cell office:value-type="float" office:value="120.77105">
                <text:p>120.7710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8.79522">
                <text:p>128.79522</text:p>
              </table:table-cell>
              <table:table-cell office:value-type="float" office:value="123.12371">
                <text:p>123.123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2.07296">
                <text:p>132.07296</text:p>
              </table:table-cell>
              <table:table-cell office:value-type="float" office:value="125.56592">
                <text:p>125.5659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34.33605">
                <text:p>134.33605</text:p>
              </table:table-cell>
              <table:table-cell office:value-type="float" office:value="128.33925">
                <text:p>128.339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36.6887">
                <text:p>136.6887</text:p>
              </table:table-cell>
              <table:table-cell office:value-type="float" office:value="131.36623">
                <text:p>131.3662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39.13092">
                <text:p>139.13092</text:p>
              </table:table-cell>
              <table:table-cell office:value-type="float" office:value="134.34132">
                <text:p>134.3413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41.93139">
                <text:p>141.93139</text:p>
              </table:table-cell>
              <table:table-cell office:value-type="float" office:value="137.1418">
                <text:p>137.14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5.00057">
                <text:p>145.00057</text:p>
              </table:table-cell>
              <table:table-cell office:value-type="float" office:value="138.22176">
                <text:p>138.2217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3.48872">
                <text:p>143.48872</text:p>
              </table:table-cell>
              <table:table-cell office:value-type="float" office:value="141.49951">
                <text:p>141.4995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45.50811">
                <text:p>145.50811</text:p>
              </table:table-cell>
              <table:table-cell office:value-type="float" office:value="144.56868">
                <text:p>144.5686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47.57645">
                <text:p>147.57645</text:p>
              </table:table-cell>
              <table:table-cell office:value-type="float" office:value="146.58807">
                <text:p>146.588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48.65642">
                <text:p>148.65642</text:p>
              </table:table-cell>
              <table:table-cell office:value-type="float" office:value="148.65642">
                <text:p>148.6564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5.01685">
                <text:p>145.01685</text:p>
              </table:table-cell>
              <table:table-cell office:value-type="float" office:value="145.01685">
                <text:p>145.016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46.91994">
                <text:p>146.91994</text:p>
              </table:table-cell>
              <table:table-cell office:value-type="float" office:value="138.70625">
                <text:p>138.7062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48.89568">
                <text:p>148.89568</text:p>
              </table:table-cell>
              <table:table-cell office:value-type="float" office:value="138.63929">
                <text:p>138.639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0.94407">
                <text:p>150.94407</text:p>
              </table:table-cell>
              <table:table-cell office:value-type="float" office:value="139.67888">
                <text:p>139.6788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3.28308">
                <text:p>153.28308</text:p>
              </table:table-cell>
              <table:table-cell office:value-type="float" office:value="140.73557">
                <text:p>140.735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5.84003">
                <text:p>155.84003</text:p>
              </table:table-cell>
              <table:table-cell office:value-type="float" office:value="142.63866">
                <text:p>142.638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